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7157"/>
    </style:style>
    <style:style style:name="P2" style:family="paragraph" style:parent-style-name="Standard">
      <style:text-properties style:font-name="Calibri" fo:font-weight="bold" officeooo:rsid="00117157" officeooo:paragraph-rsid="00117157" style:font-weight-asian="bold" style:font-weight-complex="bold"/>
    </style:style>
    <style:style style:name="P3" style:family="paragraph" style:parent-style-name="Standard">
      <style:text-properties style:font-name="Calibri" officeooo:rsid="00117157" officeooo:paragraph-rsid="00117157"/>
    </style:style>
    <style:style style:name="P4" style:family="paragraph" style:parent-style-name="Standard">
      <style:text-properties style:font-name="Calibri" officeooo:paragraph-rsid="00117157"/>
    </style:style>
    <style:style style:name="P5" style:family="paragraph" style:parent-style-name="Standard">
      <style:text-properties style:font-name="Calibri" officeooo:rsid="00117157" officeooo:paragraph-rsid="00117157"/>
    </style:style>
    <style:style style:name="P6" style:family="paragraph" style:parent-style-name="Standard">
      <style:text-properties style:font-name="Calibri" officeooo:paragraph-rsid="00149938"/>
    </style:style>
    <style:style style:name="P7" style:family="paragraph" style:parent-style-name="Standard">
      <style:text-properties style:font-name="Calibri" officeooo:rsid="00149938" officeooo:paragraph-rsid="00149938"/>
    </style:style>
    <style:style style:name="T1" style:family="text">
      <style:text-properties officeooo:rsid="001171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117157"/>
    </style:style>
    <style:style style:name="T5" style:family="text">
      <style:text-properties officeooo:rsid="00149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M PRESENCIAL<text:tab/><text:tab/><text:tab/> <text:tab/><text:tab/><text:tab/>SXE 2023/24</text:p>
      <text:p text:style-name="P3"/>
      <text:p text:style-name="P4"/>
      <text:p text:style-name="P4"><text:span text:style-name="T2">Nombre</text:span> </text:p>
      <text:p text:style-name="P4"/>
      <text:p text:style-name="P7">1. ¿Cuáles son tus conocimientos de informática?</text:p>
      <text:p text:style-name="P7"/>
      <text:p text:style-name="P7">2. ¿Tienes algún módulo pendiente de primero? En caso afirmativo, indica cúales.</text:p>
      <text:p text:style-name="P7"/>
      <text:p text:style-name="P7">3. ¿Qué lenguajes de programación conoces?</text:p>
      <text:p text:style-name="P7"/>
      <text:p text:style-name="P7">4. ¿Has programado en Python?</text:p>
      <text:p text:style-name="P7"/>
      <text:p text:style-name="P6"><text:span text:style-name="T5">5</text:span>.¿Qué entiendes por Sistemas de Gestión Empresarial?</text:p>
      <text:p text:style-name="P4"/>
      <text:p text:style-name="P4"><text:span text:style-name="T5">6</text:span>. ¿Cuáles son tus expectativas con relación a este módulo?</text:p>
      <text:p text:style-name="P4"/>
      <text:p text:style-name="P4"><text:span text:style-name="T5">7</text:span>. Busca en Internet.</text:p>
      <text:p text:style-name="P4"><text:tab/>a. ¿<text:span text:style-name="T1">Qué es un </text:span>Sistemas de Gestión Empresarial? </text:p>
      <text:p text:style-name="P1"><text:span text:style-name="T3"><text:tab/>b. </text:span><text:span text:style-name="T4">Finalidad de los Sistemas de Gestión Empresarial.</text:span></text:p>
      <text:p text:style-name="P3"><text:tab/>c. Tipos</text:p>
      <text:p text:style-name="P1"><text:span text:style-name="T4"><text:tab/></text:span><text:span text:style-name="T3"><text:tab/></text:span></text:p>
      <text:p text:style-name="P4"><text:span text:style-name="T5">8</text:span>. ¿Lo consideras importante/útil? ¿<text:span text:style-name="T1">P</text:span>or qué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5T18:50:49.632000000</dc:date>
    <meta:editing-duration>PT5M1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4" meta:word-count="80" meta:character-count="527" meta:non-whitespace-character-count="447"/>
  </office:meta>
</office:document-meta>
</file>